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42cm" fo:min-width="4.993cm"/>
    </style:style>
    <style:style style:name="gr2" style:family="graphic" style:parent-style-name="standard">
      <style:graphic-properties draw:fill-color="#ff950e" draw:textarea-horizontal-align="justify" draw:textarea-vertical-align="middle" draw:auto-grow-height="false" fo:min-height="2.037cm" fo:min-width="4.326cm"/>
    </style:style>
    <style:style style:name="gr3" style:family="graphic" style:parent-style-name="standard">
      <style:graphic-properties draw:textarea-horizontal-align="justify" draw:textarea-vertical-align="middle" draw:auto-grow-height="false" fo:min-height="2.228cm" fo:min-width="6.29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2.037cm" fo:min-width="3.94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objectwithoutfill">
      <style:graphic-properties draw:stroke="dash" draw:stroke-dash="Dashed_20__28_var_29_" svg:stroke-width="0.051cm" draw:marker-start-width="0.355cm" draw:marker-end="Arrow" draw:marker-end-width="0.457cm" draw:fill="none" draw:textarea-vertical-align="middle" fo:padding-top="0.15cm" fo:padding-bottom="0.15cm" fo:padding-left="0.275cm" fo:padding-right="0.275cm"/>
    </style:style>
    <style:style style:name="gr10" style:family="graphic" style:parent-style-name="standard">
      <style:graphic-properties draw:textarea-horizontal-align="justify" draw:textarea-vertical-align="middle" draw:auto-grow-height="false" fo:min-height="1.974cm" fo:min-width="2.487cm" fo:wrap-option="no-wrap"/>
    </style:style>
    <style:style style:name="P1" style:family="paragraph">
      <style:paragraph-properties fo:text-align="center"/>
      <style:text-properties fo:font-size="24pt" style:font-size-asian="24pt" style:font-size-complex="24pt"/>
    </style:style>
    <style:style style:name="P2" style:family="paragraph">
      <loext:graphic-properties draw:fill-color="#ff950e"/>
      <style:paragraph-properties fo:text-align="center"/>
      <style:text-properties fo:font-size="24pt" style:font-size-asian="24pt" style:font-size-complex="24pt"/>
    </style:style>
    <style:style style:name="P3" style:family="paragraph">
      <loext:graphic-properties draw:fill="none"/>
      <style:paragraph-properties fo:text-align="center"/>
    </style:style>
    <style:style style:name="P4" style:family="paragraph">
      <style:text-properties fo:font-size="28pt" style:font-size-asian="28pt" style:font-size-complex="28pt"/>
    </style:style>
    <style:style style:name="P5" style:family="paragraph">
      <loext:graphic-properties draw:fill="none" draw:fill-color="#ffffff"/>
      <style:text-properties fo:font-size="28pt" style:text-underline-style="solid" style:text-underline-width="auto" style:text-underline-color="font-color" style:font-size-asian="28pt" style:font-size-complex="28pt"/>
    </style:style>
    <style:style style:name="P6" style:family="paragraph">
      <loext:graphic-properties draw:fill="none" draw:fill-color="#ffffff"/>
      <style:text-properties fo:font-size="24pt" style:font-size-asian="24pt" style:font-size-complex="24pt"/>
    </style:style>
    <style:style style:name="P7" style:family="paragraph">
      <style:paragraph-properties fo:text-align="center"/>
    </style:style>
    <style:style style:name="T1" style:family="text">
      <style:text-properties fo:font-size="24pt" style:font-size-asian="24pt" style:font-size-complex="24pt"/>
    </style:style>
    <style:style style:name="T2" style:family="text">
      <style:text-properties fo:font-size="28pt" style:text-underline-style="solid" style:text-underline-width="auto" style:text-underline-color="font-color" style:font-size-asian="28pt" style:font-size-complex="28pt"/>
    </style:style>
    <style:style style:name="T3" style:family="text">
      <style:text-properties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6.223cm" svg:height="2.921cm" svg:x="0.873cm" svg:y="7.35cm">
          <text:p text:style-name="P1"><text:span text:style-name="T1">3.3V / 5V</text:span></text:p>
          <text:p text:style-name="P1"><text:span text:style-name="T1">Power Suppl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xml:id="id2" draw:id="id2" draw:layer="layout" svg:width="5.588cm" svg:height="3.048cm" svg:x="7.35cm" svg:y="10.906cm">
          <text:p text:style-name="P1"><text:span text:style-name="T1">Wandboard</text:span></text:p>
          <text:p text:style-name="P1"><text:span text:style-name="T1">Quad</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xml:id="id3" draw:id="id3" draw:layer="layout" svg:width="7.62cm" svg:height="3.302cm" svg:x="7.35cm" svg:y="3.159cm">
          <text:p text:style-name="P1"><text:span text:style-name="T1">Leopard Imaging</text:span></text:p>
          <text:p text:style-name="P1"><text:span text:style-name="T1">OV5640 Camera</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 draw:text-style-name="P3" draw:layer="layout" svg:x1="7.096cm" svg:y1="8.81cm" svg:x2="10.144cm" svg:y2="10.906cm" draw:start-shape="id1" draw:end-shape="id2" svg:d="M7096 8810h3048v2096" svg:viewBox="0 0 3049 2097">
          <text:p/>
        </draw:connector>
        <draw:connector draw:style-name="gr4" draw:text-style-name="P3" draw:layer="layout" draw:line-skew="0cm 0.641cm" svg:x1="11.16cm" svg:y1="6.461cm" svg:x2="12.938cm" svg:y2="12.43cm" draw:start-shape="id3" draw:start-glue-point="2" draw:end-shape="id2" draw:end-glue-point="1" svg:d="M11160 6461v2223h2921v3746h-1143" svg:viewBox="0 0 2922 5970">
          <text:p/>
        </draw:connector>
        <draw:custom-shape draw:style-name="gr5" draw:text-style-name="P1" xml:id="id4" draw:id="id4" draw:layer="layout" svg:width="5.207cm" svg:height="3.048cm" svg:x="1.381cm" svg:y="2.524cm">
          <text:p text:style-name="P1"><text:span text:style-name="T1">7.4V Li-Po</text:span></text:p>
          <text:p text:style-name="P1"><text:span text:style-name="T1">Batter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 draw:text-style-name="P3" draw:layer="layout" svg:x1="3.984cm" svg:y1="5.572cm" svg:x2="3.984cm" svg:y2="7.35cm" draw:start-shape="id4" draw:start-glue-point="2" draw:end-shape="id1" svg:d="M3984 5572v1778" svg:viewBox="0 0 1 1779">
          <text:p/>
        </draw:connector>
        <draw:frame draw:style-name="gr6" draw:text-style-name="P5" draw:layer="layout" svg:width="10.171cm" svg:height="13.511cm" svg:x="16.229cm" svg:y="3.032cm">
          <draw:text-box>
            <text:p text:style-name="P4"><text:span text:style-name="T2">Ubuntu Linux for ARM</text:span></text:p>
            <text:list text:style-name="L1">
              <text:list-header>
                <text:p text:style-name="P4"><text:span text:style-name="T3"/></text:p>
              </text:list-header>
              <text:list-item>
                <text:p text:style-name="P4"><text:span text:style-name="T3">ROS Framework</text:span></text:p>
                <text:list>
                  <text:list-item>
                    <text:p text:style-name="P4"><text:span text:style-name="T3">Mapping</text:span></text:p>
                  </text:list-item>
                  <text:list-item>
                    <text:p text:style-name="P4"><text:span text:style-name="T3">Localization</text:span></text:p>
                  </text:list-item>
                  <text:list-item>
                    <text:p text:style-name="P4"><text:span text:style-name="T3">Navigation</text:span></text:p>
                  </text:list-item>
                  <text:list-item>
                    <text:p text:style-name="P4"><text:span text:style-name="T3">Telemetry</text:span></text:p>
                  </text:list-item>
                </text:list>
                <text:p text:style-name="P4"><text:span text:style-name="T3"/></text:p>
              </text:list-item>
              <text:list-item>
                <text:p text:style-name="P4"><text:span text:style-name="T3">OpenCV</text:span></text:p>
                <text:list>
                  <text:list-item>
                    <text:p text:style-name="P4"><text:span text:style-name="T3">Object detection</text:span></text:p>
                  </text:list-item>
                  <text:list-item>
                    <text:p text:style-name="P4"><text:span text:style-name="T3">Face detection</text:span></text:p>
                  </text:list-item>
                  <text:list-item>
                    <text:p text:style-name="P4"><text:span text:style-name="T3">Tracking</text:span></text:p>
                  </text:list-item>
                </text:list>
              </text:list-item>
            </text:list>
          </draw:text-box>
        </draw:frame>
        <draw:polyline draw:style-name="gr7" draw:text-style-name="P3" xml:id="id5" draw:id="id5" draw:layer="measurelines" svg:width="3.809cm" svg:height="3.555cm" draw:transform="rotate (1.5707963267949) translate (1.635cm 17.764cm)" svg:viewBox="0 0 3810 3556" draw:points="0,1778 3810,1778 3810,3556 2032,1778 3810,0 3810,1778">
          <text:p/>
        </draw:polyline>
        <draw:connector draw:style-name="gr4" draw:text-style-name="P3" draw:layer="measurelines" svg:x1="7.35cm" svg:y1="12.43cm" svg:x2="3.413cm" svg:y2="17.764cm" draw:start-shape="id2" draw:start-glue-point="3" draw:end-shape="id5" draw:end-glue-point="2" svg:d="M7350 12430h-1042v5911h-2895v-577" svg:viewBox="0 0 3938 5912">
          <text:p/>
        </draw:connector>
        <draw:frame draw:style-name="gr8" draw:text-style-name="P6" draw:layer="measurelines" svg:width="4.168cm" svg:height="1.204cm" svg:x="1.635cm" svg:y="18.526cm">
          <draw:text-box>
            <text:p><text:span text:style-name="T1">Telemetry</text:span></text:p>
          </draw:text-box>
        </draw:frame>
        <draw:connector draw:style-name="gr9" draw:text-style-name="P3" draw:layer="measurelines" svg:x1="10.144cm" svg:y1="13.954cm" svg:x2="11.795cm" svg:y2="16.24cm" draw:start-shape="id2" draw:start-glue-point="2" draw:end-shape="id6" svg:d="M10144 13954v1143h1651v1143" svg:viewBox="0 0 1652 2287">
          <text:p/>
        </draw:connector>
        <draw:custom-shape draw:style-name="gr10" draw:text-style-name="P1" xml:id="id6" draw:id="id6" draw:layer="measurelines" svg:width="4.572cm" svg:height="3.429cm" svg:x="9.509cm" svg:y="16.24cm">
          <text:p text:style-name="P7"><text:span text:style-name="T1">Actuator</text:span></text:p>
          <text:p text:style-name="P7"><text:span text:style-name="T1">Contro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mes Maximoff</meta:initial-creator>
    <meta:creation-date>2016-01-08T10:34:45.727082526</meta:creation-date>
    <dc:date>2016-01-08T12:42:15.412508211</dc:date>
    <dc:creator>James Maximoff</dc:creator>
    <meta:editing-duration>PT6M34S</meta:editing-duration>
    <meta:editing-cycles>1</meta:editing-cycles>
    <meta:document-statistic meta:object-count="13"/>
    <meta:generator>LibreOffice/4.4.6.3$Linux_X86_64 LibreOffice_project/40m0$Build-3</meta:generator>
  </office:meta>
</office:document-meta>
</file>